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pt"/>
      <style:text-properties style:text-position="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3342955582833" calcext:value-type="float">
            <text:p>0.1333429556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5"/>
          <table:table-cell table:style-name="ce1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0.00507246220592463</text:p>
          </table:table-cell>
          <table:table-cell table:style-name="ce1" office:value-type="string" calcext:value-type="string">
            <text:p>0.025891224493098372</text:p>
          </table:table-cell>
          <table:table-cell table:style-name="ce1"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12092220031279044</text:p>
          </table:table-cell>
          <table:table-cell table:style-name="ce1" office:value-type="string" calcext:value-type="string">
            <text:p>0.06233312296713433</text:p>
          </table:table-cell>
          <table:table-cell table:style-name="ce1"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15399915703446003</text:p>
          </table:table-cell>
          <table:table-cell table:style-name="ce1" office:value-type="string" calcext:value-type="string">
            <text:p>0.07768985549460329</text:p>
          </table:table-cell>
          <table:table-cell table:style-name="ce1" office:value-type="string" calcext:value-type="string">
            <text:p>0.03856530345528611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017249337288282488</text:p>
          </table:table-cell>
          <table:table-cell table:style-name="ce1" office:value-type="string" calcext:value-type="string">
            <text:p>0.0836610191433241</text:p>
          </table:table-cell>
          <table:table-cell table:style-name="ce1" office:value-type="string" calcext:value-type="string">
            <text:p>0.0414848329677552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016841294261693916</text:p>
          </table:table-cell>
          <table:table-cell table:style-name="ce1" office:value-type="string" calcext:value-type="string">
            <text:p>0.09110474618508989</text:p>
          </table:table-cell>
          <table:table-cell table:style-name="ce1"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019109264933795646</text:p>
          </table:table-cell>
          <table:table-cell table:style-name="ce1" office:value-type="string" calcext:value-type="string">
            <text:p>0.10015049274236613</text:p>
          </table:table-cell>
          <table:table-cell table:style-name="ce1"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 office:value-type="string" calcext:value-type="string">
            <text:p>0.01971987570125009</text:p>
          </table:table-cell>
          <table:table-cell table:style-name="ce1" office:value-type="string" calcext:value-type="string">
            <text:p>0.11032898037121543</text:p>
          </table:table-cell>
          <table:table-cell table:style-name="ce1"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0.021825395501498264</text:p>
          </table:table-cell>
          <table:table-cell table:style-name="ce1" office:value-type="string" calcext:value-type="string">
            <text:p>0.11895399453047882</text:p>
          </table:table-cell>
          <table:table-cell table:style-name="ce1" office:value-type="string" calcext:value-type="string">
            <text:p>0.05952171686677927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 office:value-type="string" calcext:value-type="string">
            <text:p>0.02241931798850992</text:p>
          </table:table-cell>
          <table:table-cell table:style-name="ce1" office:value-type="string" calcext:value-type="string">
            <text:p>0.1198278233571209</text:p>
          </table:table-cell>
          <table:table-cell table:style-name="ce1" office:value-type="string" calcext:value-type="string">
            <text:p>0.06004142369098844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 office:value-type="string" calcext:value-type="string">
            <text:p>0.02108075216845354</text:p>
          </table:table-cell>
          <table:table-cell table:style-name="ce1" office:value-type="string" calcext:value-type="string">
            <text:p>0.12149457093386411</text:p>
          </table:table-cell>
          <table:table-cell table:style-name="ce1" office:value-type="string" calcext:value-type="string">
            <text:p>0.060943267885939637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023174469424021012</text:p>
          </table:table-cell>
          <table:table-cell table:style-name="ce1" office:value-type="string" calcext:value-type="string">
            <text:p>0.1276113727203586</text:p>
          </table:table-cell>
          <table:table-cell table:style-name="ce1" office:value-type="string" calcext:value-type="string">
            <text:p>0.06404622333636496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Categ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Jaccar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07559136151206" calcext:value-type="float">
            <text:p>0.0050755914</text:p>
          </table:table-cell>
          <table:table-cell table:style-name="ce1" office:value-type="float" office:value="0.02516303380423" calcext:value-type="float">
            <text:p>0.0251630338</text:p>
          </table:table-cell>
          <table:table-cell table:style-name="ce1" office:value-type="float" office:value="0.0121137546525225" calcext:value-type="float">
            <text:p>0.0121137547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Indikation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56166140120571" calcext:value-type="float">
            <text:p>0.0075616614</text:p>
          </table:table-cell>
          <table:table-cell office:value-type="float" office:value="0.0344191465605127" calcext:value-type="float">
            <text:p>0.0344191466</text:p>
          </table:table-cell>
          <table:table-cell office:value-type="float" office:value="0.0169134000290424" calcext:value-type="float">
            <text:p>0.016913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eset: </text:p>
          </table:table-cell>
          <table:table-cell office:value-type="string" calcext:value-type="string">
            <text:p>ReducedU2M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B Data:</text:p>
          </table:table-cell>
          <table:table-cell office:value-type="string" calcext:value-type="string">
            <text:p>ALLGINFO BO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ilartiy:</text:p>
          </table:table-cell>
          <table:table-cell office:value-type="string" calcext:value-type="string">
            <text:p>Cosin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andidate threshold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: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12" table:default-cell-style-name="Default"/>
        <table:table-row table:style-name="ro1"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4 models</text:p>
          </table:table-cell>
          <table:table-cell office:value-type="string" calcext:value-type="string">
            <text:p>3 models</text:p>
          </table:table-cell>
          <table:table-cell office:value-type="string" calcext:value-type="string">
            <text:p>2 mode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Folder</text:p>
          </table:table-cell>
          <table:table-cell table:style-name="Default" office:value-type="string" calcext:value-type="string">
            <text:p>comment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1</text:p>
          </table:table-cell>
          <table:table-cell table:style-name="Default"/>
          <table:table-cell office:value-type="float" office:value="0.0785389196495733" calcext:value-type="float">
            <text:p>0.0785389196</text:p>
          </table:table-cell>
          <table:table-cell table:style-name="ce3" office:value-type="float" office:value="0.260837904752658" calcext:value-type="float">
            <text:p>0.2608379048</text:p>
          </table:table-cell>
          <table:table-cell table:style-name="ce3" office:value-type="float" office:value="0.14702353201929" calcext:value-type="float">
            <text:p>0.1470235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style-name="ce1" office:value-type="float" office:value="0.0784664772334853" calcext:value-type="float">
            <text:p>0.0784664772</text:p>
          </table:table-cell>
          <table:table-cell table:style-name="ce1" office:value-type="float" office:value="0.259802255772934" calcext:value-type="float">
            <text:p>0.2598022558</text:p>
          </table:table-cell>
          <table:table-cell table:style-name="ce1" office:value-type="float" office:value="0.146595538164059" calcext:value-type="float">
            <text:p>0.1465955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2</text:p>
          </table:table-cell>
          <table:table-cell table:style-name="Default"/>
          <table:table-cell office:value-type="float" office:value="0.0852197736113419" calcext:value-type="float">
            <text:p>0.0852197736</text:p>
          </table:table-cell>
          <table:table-cell table:style-name="ce3" office:value-type="float" office:value="0.272553683835785" calcext:value-type="float">
            <text:p>0.2725536838</text:p>
          </table:table-cell>
          <table:table-cell table:style-name="ce3" office:value-type="float" office:value="0.155415268680785" calcext:value-type="float">
            <text:p>0.15541526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06438423309532" calcext:value-type="float">
            <text:p>0.0906438423</text:p>
          </table:table-cell>
          <table:table-cell office:value-type="float" office:value="0.265514507176724" calcext:value-type="float">
            <text:p>0.2655145072</text:p>
          </table:table-cell>
          <table:table-cell office:value-type="float" office:value="0.146878319818408" calcext:value-type="float">
            <text:p>0.14687831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50464475500978" calcext:value-type="float">
            <text:p>0.0850464476</text:p>
          </table:table-cell>
          <table:table-cell office:value-type="float" office:value="0.272100587407156" calcext:value-type="float">
            <text:p>0.2721005874</text:p>
          </table:table-cell>
          <table:table-cell office:value-type="float" office:value="0.154971989330725" calcext:value-type="float">
            <text:p>0.15497198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3</text:p>
          </table:table-cell>
          <table:table-cell/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30548006639511" calcext:value-type="float">
            <text:p>0.0930548007</text:p>
          </table:table-cell>
          <table:table-cell office:value-type="float" office:value="0.272391863682703" calcext:value-type="float">
            <text:p>0.2723918637</text:p>
          </table:table-cell>
          <table:table-cell office:value-type="float" office:value="0.152373455209679" calcext:value-type="float">
            <text:p>0.152373455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0873472697523198" calcext:value-type="float">
            <text:p>0.0873472698</text:p>
          </table:table-cell>
          <table:table-cell table:style-name="ce3" office:value-type="float" office:value="0.275660630774957" calcext:value-type="float">
            <text:p>0.2756606308</text:p>
          </table:table-cell>
          <table:table-cell table:style-name="ce3" office:value-type="float" office:value="0.157967946317342" calcext:value-type="float">
            <text:p>0.157967946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4</text:p>
          </table:table-cell>
          <table:table-cell/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3" office:value-type="float" office:value="0.280207777076557" calcext:value-type="float">
            <text:p>0.2802077771</text:p>
          </table:table-cell>
          <table:table-cell table:style-name="ce3"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5</text:p>
          </table:table-cell>
          <table:table-cell/>
          <table:table-cell table:style-name="ce4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table:style-name="ce3" office:value-type="float" office:value="0.161132043747086" calcext:value-type="float">
            <text:p>0.1611320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45202921172004" calcext:value-type="float">
            <text:p>0.0945202921</text:p>
          </table:table-cell>
          <table:table-cell office:value-type="float" office:value="0.273476058708351" calcext:value-type="float">
            <text:p>0.2734760587</text:p>
          </table:table-cell>
          <table:table-cell office:value-type="float" office:value="0.154062502388359" calcext:value-type="float">
            <text:p>0.154062502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00173205412938" calcext:value-type="float">
            <text:p>0.0900173205</text:p>
          </table:table-cell>
          <table:table-cell table:style-name="ce3" office:value-type="float" office:value="0.280207777076557" calcext:value-type="float">
            <text:p>0.2802077771</text:p>
          </table:table-cell>
          <table:table-cell office:value-type="float" office:value="0.16045948197458" calcext:value-type="float">
            <text:p>0.1604594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54915352295375" calcext:value-type="float">
            <text:p>0.0954915352</text:p>
          </table:table-cell>
          <table:table-cell office:value-type="float" office:value="0.274948622101396" calcext:value-type="float">
            <text:p>0.2749486221</text:p>
          </table:table-cell>
          <table:table-cell office:value-type="float" office:value="0.154834419877257" calcext:value-type="float">
            <text:p>0.1548344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5468108282589" calcext:value-type="float">
            <text:p>0.0954681083</text:p>
          </table:table-cell>
          <table:table-cell table:number-columns-repeated="2" office:value-type="float" office:value="0.154811491635013" calcext:value-type="float">
            <text:p>0.15481149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1894536171347" calcext:value-type="float">
            <text:p>0.0618945362</text:p>
          </table:table-cell>
          <table:table-cell office:value-type="float" office:value="0.219023577196304" calcext:value-type="float">
            <text:p>0.2190235772</text:p>
          </table:table-cell>
          <table:table-cell office:value-type="float" office:value="0.122085247204665" calcext:value-type="float">
            <text:p>0.122085247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6</text:p>
          </table:table-cell>
          <table:table-cell table:style-name="Default"/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1</text:p>
          </table:table-cell>
          <table:table-cell/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0978106761169206" calcext:value-type="float">
            <text:p>0.0978106761</text:p>
          </table:table-cell>
          <table:table-cell office:value-type="float" office:value="0.28258653332686" calcext:value-type="float">
            <text:p>0.2825865333</text:p>
          </table:table-cell>
          <table:table-cell office:value-type="float" office:value="0.156982031900828" calcext:value-type="float">
            <text:p>0.15698203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65061967418082" calcext:value-type="float">
            <text:p>0.0865061967</text:p>
          </table:table-cell>
          <table:table-cell office:value-type="float" office:value="0.267618169166788" calcext:value-type="float">
            <text:p>0.2676181692</text:p>
          </table:table-cell>
          <table:table-cell office:value-type="float" office:value="0.154322355800463" calcext:value-type="float">
            <text:p>0.154322355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0988897145420006" calcext:value-type="float">
            <text:p>0.0988897145</text:p>
          </table:table-cell>
          <table:table-cell table:style-name="ce3" office:value-type="float" office:value="0.285256565852711" calcext:value-type="float">
            <text:p>0.2852565659</text:p>
          </table:table-cell>
          <table:table-cell table:style-name="ce3" office:value-type="float" office:value="0.158472367646722" calcext:value-type="float">
            <text:p>0.15847236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86561830283914" calcext:value-type="float">
            <text:p>0.098656183</text:p>
          </table:table-cell>
          <table:table-cell table:number-columns-repeated="2" office:value-type="float" office:value="0.157731021147482" calcext:value-type="float">
            <text:p>0.157731021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2</text:p>
          </table:table-cell>
          <table:table-cell/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0000396371797" calcext:value-type="float">
            <text:p>0.1000003964</text:p>
          </table:table-cell>
          <table:table-cell office:value-type="float" office:value="0.286081848633429" calcext:value-type="float">
            <text:p>0.2860818486</text:p>
          </table:table-cell>
          <table:table-cell office:value-type="float" office:value="0.160153772077987" calcext:value-type="float">
            <text:p>0.16015377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884042065419608" calcext:value-type="float">
            <text:p>0.0884042065</text:p>
          </table:table-cell>
          <table:table-cell office:value-type="float" office:value="0.26849199799343" calcext:value-type="float">
            <text:p>0.268491998</text:p>
          </table:table-cell>
          <table:table-cell office:value-type="float" office:value="0.155124844279021" calcext:value-type="float">
            <text:p>0.1551248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01021832108626" calcext:value-type="float">
            <text:p>0.1010218321</text:p>
          </table:table-cell>
          <table:table-cell table:style-name="ce3" office:value-type="float" office:value="0.288331148761267" calcext:value-type="float">
            <text:p>0.2883311488</text:p>
          </table:table-cell>
          <table:table-cell table:style-name="ce3" office:value-type="float" office:value="0.161468324633339" calcext:value-type="float">
            <text:p>0.16146832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01009623361421" calcext:value-type="float">
            <text:p>0.1010096234</text:p>
          </table:table-cell>
          <table:table-cell office:value-type="float" office:value="0.288153146592877" calcext:value-type="float">
            <text:p>0.2881531466</text:p>
          </table:table-cell>
          <table:table-cell office:value-type="float" office:value="0.161353683422117" calcext:value-type="float">
            <text:p>0.16135368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/>
          <table:table-cell table:style-name="Default"/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3</text:p>
          </table:table-cell>
          <table:table-cell/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1747238834119" calcext:value-type="float">
            <text:p>0.1017472388</text:p>
          </table:table-cell>
          <table:table-cell office:value-type="float" office:value="0.289075521465443" calcext:value-type="float">
            <text:p>0.2890755215</text:p>
          </table:table-cell>
          <table:table-cell office:value-type="float" office:value="0.163080944337871" calcext:value-type="float">
            <text:p>0.16308094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561911063074" calcext:value-type="float">
            <text:p>0.0946561911</text:p>
          </table:table-cell>
          <table:table-cell office:value-type="float" office:value="0.279495768402997" calcext:value-type="float">
            <text:p>0.2794957684</text:p>
          </table:table-cell>
          <table:table-cell office:value-type="float" office:value="0.161644107823881" calcext:value-type="float">
            <text:p>0.16164410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2380546019277" calcext:value-type="float">
            <text:p>0.102380546</text:p>
          </table:table-cell>
          <table:table-cell office:value-type="float" office:value="0.29035390067479" calcext:value-type="float">
            <text:p>0.2903539007</text:p>
          </table:table-cell>
          <table:table-cell table:style-name="ce3" office:value-type="float" office:value="0.163944574795748" calcext:value-type="float">
            <text:p>0.163944574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102382793030992" calcext:value-type="float">
            <text:p>0.102382793</text:p>
          </table:table-cell>
          <table:table-cell table:style-name="ce3" office:value-type="float" office:value="0.29035390067479" calcext:value-type="float">
            <text:p>0.2903539007</text:p>
          </table:table-cell>
          <table:table-cell office:value-type="float" office:value="0.163883432816429" calcext:value-type="float">
            <text:p>0.163883432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14</text:p>
          </table:table-cell>
          <table:table-cell/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1</text:p>
          </table:table-cell>
          <table:table-cell/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0364600709069" calcext:value-type="float">
            <text:p>0.1003646007</text:p>
          </table:table-cell>
          <table:table-cell office:value-type="float" office:value="0.279350130265223" calcext:value-type="float">
            <text:p>0.2793501303</text:p>
          </table:table-cell>
          <table:table-cell office:value-type="float" office:value="0.154842062624672" calcext:value-type="float">
            <text:p>0.154842062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0946713396229374" calcext:value-type="float">
            <text:p>0.0946713396</text:p>
          </table:table-cell>
          <table:table-cell office:value-type="float" office:value="0.273734970953282" calcext:value-type="float">
            <text:p>0.273734971</text:p>
          </table:table-cell>
          <table:table-cell office:value-type="float" office:value="0.154452282506515" calcext:value-type="float">
            <text:p>0.154452282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00786563815669" calcext:value-type="float">
            <text:p>0.1007865638</text:p>
          </table:table-cell>
          <table:table-cell table:style-name="ce3" office:value-type="float" office:value="0.280725601566419" calcext:value-type="float">
            <text:p>0.2807256016</text:p>
          </table:table-cell>
          <table:table-cell office:value-type="float" office:value="0.155377054943711" calcext:value-type="float">
            <text:p>0.15537705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100835892594044" calcext:value-type="float">
            <text:p>0.1008358926</text:p>
          </table:table-cell>
          <table:table-cell office:value-type="float" office:value="0.280660873505186" calcext:value-type="float">
            <text:p>0.2806608735</text:p>
          </table:table-cell>
          <table:table-cell table:style-name="ce3" office:value-type="float" office:value="0.155392340438541" calcext:value-type="float">
            <text:p>0.155392340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1</text:p>
          </table:table-cell>
          <table:table-cell table:style-name="Default"/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/>
          <table:table-cell table:style-name="Default"/>
          <table:table-cell table:style-name="ce3" office:value-type="float" office:value="0.110695111111883" calcext:value-type="float">
            <text:p>0.1106951111</text:p>
          </table:table-cell>
          <table:table-cell office:value-type="float" office:value="0.297020890981763" calcext:value-type="float">
            <text:p>0.297020891</text:p>
          </table:table-cell>
          <table:table-cell office:value-type="float" office:value="0.164403139640638" calcext:value-type="float">
            <text:p>0.164403139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8835008585197" calcext:value-type="float">
            <text:p>0.1088350086</text:p>
          </table:table-cell>
          <table:table-cell office:value-type="float" office:value="0.291972102205609" calcext:value-type="float">
            <text:p>0.2919721022</text:p>
          </table:table-cell>
          <table:table-cell office:value-type="float" office:value="0.16214852915326" calcext:value-type="float">
            <text:p>0.16214852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0641350919457" calcext:value-type="float">
            <text:p>0.1106413509</text:p>
          </table:table-cell>
          <table:table-cell table:style-name="ce3" office:value-type="float" office:value="0.297571079502241" calcext:value-type="float">
            <text:p>0.2975710795</text:p>
          </table:table-cell>
          <table:table-cell table:style-name="ce3" office:value-type="float" office:value="0.164724135032061" calcext:value-type="float">
            <text:p>0.1647241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0645566059711" calcext:value-type="float">
            <text:p>0.1106455661</text:p>
          </table:table-cell>
          <table:table-cell office:value-type="float" office:value="0.297538715471625" calcext:value-type="float">
            <text:p>0.2975387155</text:p>
          </table:table-cell>
          <table:table-cell office:value-type="float" office:value="0.164708849537232" calcext:value-type="float">
            <text:p>0.164708849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/>
          <table:table-cell table:style-name="Default"/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</text:p>
          </table:table-cell>
          <table:table-cell table:style-name="Default"/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table:style-name="ce2" office:value-type="string" calcext:value-type="string">
            <text:p>0.10863467824719424</text:p>
          </table:table-cell>
          <table:table-cell office:value-type="float" office:value="0.286858585368222" calcext:value-type="float">
            <text:p>0.2868585854</text:p>
          </table:table-cell>
          <table:table-cell office:value-type="float" office:value="0.158418868414818" calcext:value-type="float">
            <text:p>0.1584188684</text:p>
          </table:table-cell>
          <table:table-cell office:value-type="float" office:value="0.105397223464983" calcext:value-type="float">
            <text:p>0.1053972235</text:p>
          </table:table-cell>
          <table:table-cell office:value-type="float" office:value="0.278249753224267" calcext:value-type="float">
            <text:p>0.2782497532</text:p>
          </table:table-cell>
          <table:table-cell table:style-name="ce3" office:value-type="float" office:value="0.152809091812325" calcext:value-type="float">
            <text:p>0.1528090918</text:p>
          </table:table-cell>
          <table:table-cell office:value-type="float" office:value="0.0991531059995869" calcext:value-type="float">
            <text:p>0.099153106</text:p>
          </table:table-cell>
          <table:table-cell office:value-type="float" office:value="0.261485185364985" calcext:value-type="float">
            <text:p>0.2614851854</text:p>
          </table:table-cell>
          <table:table-cell office:value-type="float" office:value="0.141375541679723" calcext:value-type="float">
            <text:p>0.141375541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30312541742" calcext:value-type="float">
            <text:p>0.1127303125</text:p>
          </table:table-cell>
          <table:table-cell office:value-type="float" office:value="0.298056539961487" calcext:value-type="float">
            <text:p>0.29805654</text:p>
          </table:table-cell>
          <table:table-cell office:value-type="float" office:value="0.165182699876952" calcext:value-type="float">
            <text:p>0.1651826999</text:p>
          </table:table-cell>
          <table:table-cell office:value-type="float" office:value="0.110637877357169" calcext:value-type="float">
            <text:p>0.1106378774</text:p>
          </table:table-cell>
          <table:table-cell office:value-type="float" office:value="0.292554654756703" calcext:value-type="float">
            <text:p>0.2925546548</text:p>
          </table:table-cell>
          <table:table-cell office:value-type="float" office:value="0.161667036066125" calcext:value-type="float">
            <text:p>0.1616670361</text:p>
          </table:table-cell>
          <table:table-cell office:value-type="float" office:value="0.10693973327105" calcext:value-type="float">
            <text:p>0.1069397333</text:p>
          </table:table-cell>
          <table:table-cell table:style-name="ce3" office:value-type="float" office:value="0.283962004628056" calcext:value-type="float">
            <text:p>0.2839620046</text:p>
          </table:table-cell>
          <table:table-cell office:value-type="float" office:value="0.155193629005755" calcext:value-type="float">
            <text:p>0.155193629</text:p>
          </table:table-cell>
          <table:table-cell table:style-name="ce3" office:value-type="float" office:value="0.100222612308743" calcext:value-type="float">
            <text:p>0.1002226123</text:p>
          </table:table-cell>
          <table:table-cell office:value-type="float" office:value="0.267521077074939" calcext:value-type="float">
            <text:p>0.2675210771</text:p>
          </table:table-cell>
          <table:table-cell table:style-name="ce3" office:value-type="float" office:value="0.144065788769747" calcext:value-type="float">
            <text:p>0.1440657888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0368302157347" calcext:value-type="float">
            <text:p>0.1103683022</text:p>
          </table:table-cell>
          <table:table-cell office:value-type="float" office:value="0.292036830266841" calcext:value-type="float">
            <text:p>0.2920368303</text:p>
          </table:table-cell>
          <table:table-cell office:value-type="float" office:value="0.161873390246326" calcext:value-type="float">
            <text:p>0.1618733902</text:p>
          </table:table-cell>
          <table:table-cell office:value-type="float" office:value="0.108737006713032" calcext:value-type="float">
            <text:p>0.1087370067</text:p>
          </table:table-cell>
          <table:table-cell office:value-type="float" office:value="0.286761493276373" calcext:value-type="float">
            <text:p>0.2867614933</text:p>
          </table:table-cell>
          <table:table-cell office:value-type="float" office:value="0.158373011930329" calcext:value-type="float">
            <text:p>0.1583730119</text:p>
          </table:table-cell>
          <table:table-cell office:value-type="float" office:value="0.105293696426746" calcext:value-type="float">
            <text:p>0.1052936964</text:p>
          </table:table-cell>
          <table:table-cell office:value-type="float" office:value="0.278071751055876" calcext:value-type="float">
            <text:p>0.2780717511</text:p>
          </table:table-cell>
          <table:table-cell office:value-type="float" office:value="0.15256452389505" calcext:value-type="float">
            <text:p>0.1525645239</text:p>
          </table:table-cell>
          <table:table-cell office:value-type="float" office:value="0.0990973877652421" calcext:value-type="float">
            <text:p>0.0990973878</text:p>
          </table:table-cell>
          <table:table-cell office:value-type="float" office:value="0.261371911257828" calcext:value-type="float">
            <text:p>0.2613719113</text:p>
          </table:table-cell>
          <table:table-cell office:value-type="float" office:value="0.14129147145816" calcext:value-type="float">
            <text:p>0.141291471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12755259548567" calcext:value-type="float">
            <text:p>0.1127552595</text:p>
          </table:table-cell>
          <table:table-cell table:style-name="ce3" office:value-type="float" office:value="0.298088903992103" calcext:value-type="float">
            <text:p>0.298088904</text:p>
          </table:table-cell>
          <table:table-cell table:style-name="ce3" office:value-type="float" office:value="0.165327912077834" calcext:value-type="float">
            <text:p>0.1653279121</text:p>
          </table:table-cell>
          <table:table-cell table:style-name="ce3" office:value-type="float" office:value="0.110766276008079" calcext:value-type="float">
            <text:p>0.110766276</text:p>
          </table:table-cell>
          <table:table-cell table:style-name="ce3" office:value-type="float" office:value="0.292910659093483" calcext:value-type="float">
            <text:p>0.2929106591</text:p>
          </table:table-cell>
          <table:table-cell table:style-name="ce3" office:value-type="float" office:value="0.161781677277348" calcext:value-type="float">
            <text:p>0.1617816773</text:p>
          </table:table-cell>
          <table:table-cell table:style-name="ce3" office:value-type="float" office:value="0.1070037668928" calcext:value-type="float">
            <text:p>0.1070037669</text:p>
          </table:table-cell>
          <table:table-cell office:value-type="float" office:value="0.283686910367817" calcext:value-type="float">
            <text:p>0.2836869104</text:p>
          </table:table-cell>
          <table:table-cell office:value-type="float" office:value="0.155094273289362" calcext:value-type="float">
            <text:p>0.1550942733</text:p>
          </table:table-cell>
          <table:table-cell office:value-type="float" office:value="0.100203976779369" calcext:value-type="float">
            <text:p>0.1002039768</text:p>
          </table:table-cell>
          <table:table-cell table:style-name="ce3" office:value-type="float" office:value="0.267569623120863" calcext:value-type="float">
            <text:p>0.2675696231</text:p>
          </table:table-cell>
          <table:table-cell office:value-type="float" office:value="0.144050503274917" calcext:value-type="float">
            <text:p>0.144050503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51</text:p>
          </table:table-cell>
          <table:table-cell/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61</text:p>
          </table:table-cell>
          <table:table-cell/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2</text:p>
          </table:table-cell>
          <table:table-cell/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</text:p>
          </table:table-cell>
          <table:table-cell/>
          <table:table-cell office:value-type="float" office:value="0.114899727996727" calcext:value-type="float">
            <text:p>0.114899728</text:p>
          </table:table-cell>
          <table:table-cell office:value-type="float" office:value="0.30490153243685" calcext:value-type="float">
            <text:p>0.3049015324</text:p>
          </table:table-cell>
          <table:table-cell office:value-type="float" office:value="0.170738977247541" calcext:value-type="float">
            <text:p>0.1707389772</text:p>
          </table:table-cell>
          <table:table-cell office:value-type="float" office:value="0.113471095183003" calcext:value-type="float">
            <text:p>0.1134710952</text:p>
          </table:table-cell>
          <table:table-cell office:value-type="float" office:value="0.30177840348237" calcext:value-type="float">
            <text:p>0.3017784035</text:p>
          </table:table-cell>
          <table:table-cell office:value-type="float" office:value="0.168988788089542" calcext:value-type="float">
            <text:p>0.1689887881</text:p>
          </table:table-cell>
          <table:table-cell office:value-type="float" office:value="0.111577079208958" calcext:value-type="float">
            <text:p>0.1115770792</text:p>
          </table:table-cell>
          <table:table-cell office:value-type="float" office:value="0.293849215981358" calcext:value-type="float">
            <text:p>0.293849216</text:p>
          </table:table-cell>
          <table:table-cell office:value-type="float" office:value="0.163508938193102" calcext:value-type="float">
            <text:p>0.1635089382</text:p>
          </table:table-cell>
          <table:table-cell office:value-type="float" office:value="0.107496872059752" calcext:value-type="float">
            <text:p>0.1074968721</text:p>
          </table:table-cell>
          <table:table-cell office:value-type="float" office:value="0.281356700163438" calcext:value-type="float">
            <text:p>0.2813567002</text:p>
          </table:table-cell>
          <table:table-cell office:value-type="float" office:value="0.155254770985074" calcext:value-type="float">
            <text:p>0.155254771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7028908619527" calcext:value-type="float">
            <text:p>0.1170289086</text:p>
          </table:table-cell>
          <table:table-cell table:style-name="ce3" office:value-type="float" office:value="0.309788501059922" calcext:value-type="float">
            <text:p>0.3097885011</text:p>
          </table:table-cell>
          <table:table-cell office:value-type="float" office:value="0.173551508296202" calcext:value-type="float">
            <text:p>0.1735515083</text:p>
          </table:table-cell>
          <table:table-cell office:value-type="float" office:value="0.115769466273316" calcext:value-type="float">
            <text:p>0.1157694663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71304540556239" calcext:value-type="float">
            <text:p>0.1713045406</text:p>
          </table:table-cell>
          <table:table-cell office:value-type="float" office:value="0.113869048888597" calcext:value-type="float">
            <text:p>0.1138690489</text:p>
          </table:table-cell>
          <table:table-cell table:style-name="ce3" office:value-type="float" office:value="0.300451478227098" calcext:value-type="float">
            <text:p>0.3004514782</text:p>
          </table:table-cell>
          <table:table-cell table:style-name="ce3" office:value-type="float" office:value="0.167399096627256" calcext:value-type="float">
            <text:p>0.1673990966</text:p>
          </table:table-cell>
          <table:table-cell office:value-type="float" office:value="0.109788695900624" calcext:value-type="float">
            <text:p>0.1097886959</text:p>
          </table:table-cell>
          <table:table-cell table:style-name="ce3" office:value-type="float" office:value="0.287651504118323" calcext:value-type="float">
            <text:p>0.2876515041</text:p>
          </table:table-cell>
          <table:table-cell table:style-name="ce3" office:value-type="float" office:value="0.158778077543315" calcext:value-type="float">
            <text:p>0.158778077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14852845868231" calcext:value-type="float">
            <text:p>0.1148528459</text:p>
          </table:table-cell>
          <table:table-cell office:value-type="float" office:value="0.304982442513391" calcext:value-type="float">
            <text:p>0.3049824425</text:p>
          </table:table-cell>
          <table:table-cell office:value-type="float" office:value="0.170853618458764" calcext:value-type="float">
            <text:p>0.1708536185</text:p>
          </table:table-cell>
          <table:table-cell office:value-type="float" office:value="0.113418930526798" calcext:value-type="float">
            <text:p>0.1134189305</text:p>
          </table:table-cell>
          <table:table-cell office:value-type="float" office:value="0.301228214961891" calcext:value-type="float">
            <text:p>0.301228215</text:p>
          </table:table-cell>
          <table:table-cell office:value-type="float" office:value="0.16863722170846" calcext:value-type="float">
            <text:p>0.1686372217</text:p>
          </table:table-cell>
          <table:table-cell office:value-type="float" office:value="0.11150756935398" calcext:value-type="float">
            <text:p>0.1115075694</text:p>
          </table:table-cell>
          <table:table-cell office:value-type="float" office:value="0.294043400165057" calcext:value-type="float">
            <text:p>0.2940434002</text:p>
          </table:table-cell>
          <table:table-cell office:value-type="float" office:value="0.163638864899154" calcext:value-type="float">
            <text:p>0.1636388649</text:p>
          </table:table-cell>
          <table:table-cell office:value-type="float" office:value="0.107515924192919" calcext:value-type="float">
            <text:p>0.1075159242</text:p>
          </table:table-cell>
          <table:table-cell office:value-type="float" office:value="0.281502338301212" calcext:value-type="float">
            <text:p>0.2815023383</text:p>
          </table:table-cell>
          <table:table-cell office:value-type="float" office:value="0.155361769448882" calcext:value-type="float">
            <text:p>0.155361769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office:value-type="float" office:value="0.117081824797894" calcext:value-type="float">
            <text:p>0.1170818248</text:p>
          </table:table-cell>
          <table:table-cell office:value-type="float" office:value="0.309561952845607" calcext:value-type="float">
            <text:p>0.3095619528</text:p>
          </table:table-cell>
          <table:table-cell office:value-type="float" office:value="0.173566793791032" calcext:value-type="float">
            <text:p>0.1735667938</text:p>
          </table:table-cell>
          <table:table-cell table:style-name="ce3" office:value-type="float" office:value="0.115865863845649" calcext:value-type="float">
            <text:p>0.1158658638</text:p>
          </table:table-cell>
          <table:table-cell table:style-name="ce3" office:value-type="float" office:value="0.306697736136058" calcext:value-type="float">
            <text:p>0.3066977361</text:p>
          </table:table-cell>
          <table:table-cell table:style-name="ce3" office:value-type="float" office:value="0.171671392432152" calcext:value-type="float">
            <text:p>0.1716713924</text:p>
          </table:table-cell>
          <table:table-cell table:style-name="ce3" office:value-type="float" office:value="0.11394730472743" calcext:value-type="float">
            <text:p>0.1139473047</text:p>
          </table:table-cell>
          <table:table-cell office:value-type="float" office:value="0.300338204119941" calcext:value-type="float">
            <text:p>0.3003382041</text:p>
          </table:table-cell>
          <table:table-cell office:value-type="float" office:value="0.167330311900522" calcext:value-type="float">
            <text:p>0.1673303119</text:p>
          </table:table-cell>
          <table:table-cell table:style-name="ce3" office:value-type="float" office:value="0.109857902646604" calcext:value-type="float">
            <text:p>0.1098579026</text:p>
          </table:table-cell>
          <table:table-cell office:value-type="float" office:value="0.287424955904008" calcext:value-type="float">
            <text:p>0.2874249559</text:p>
          </table:table-cell>
          <table:table-cell office:value-type="float" office:value="0.158716935563997" calcext:value-type="float">
            <text:p>0.158716935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style-name="ce3" office:value-type="float" office:value="0.117084113611249" calcext:value-type="float">
            <text:p>0.1170841136</text:p>
          </table:table-cell>
          <table:table-cell office:value-type="float" office:value="0.309561952845607" calcext:value-type="float">
            <text:p>0.3095619528</text:p>
          </table:table-cell>
          <table:table-cell table:style-name="ce3" office:value-type="float" office:value="0.173574436538447" calcext:value-type="float">
            <text:p>0.173574436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2270569105034" calcext:value-type="float">
            <text:p>0.0952270569</text:p>
          </table:table-cell>
          <table:table-cell office:value-type="float" office:value="0.251533245950451" calcext:value-type="float">
            <text:p>0.251533246</text:p>
          </table:table-cell>
          <table:table-cell office:value-type="float" office:value="0.135177273526287" calcext:value-type="float">
            <text:p>0.13517727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6946427192774" calcext:value-type="float">
            <text:p>0.0976946427</text:p>
          </table:table-cell>
          <table:table-cell office:value-type="float" office:value="0.258831334854443" calcext:value-type="float">
            <text:p>0.2588313349</text:p>
          </table:table-cell>
          <table:table-cell office:value-type="float" office:value="0.139289071635472" calcext:value-type="float">
            <text:p>0.139289071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23</text:p>
          </table:table-cell>
          <table:table-cell/>
          <table:table-cell office:value-type="float" office:value="0.107197941032279" calcext:value-type="float">
            <text:p>0.107197941</text:p>
          </table:table-cell>
          <table:table-cell office:value-type="float" office:value="0.293509393659886" calcext:value-type="float">
            <text:p>0.2935093937</text:p>
          </table:table-cell>
          <table:table-cell office:value-type="float" office:value="0.166787676834068" calcext:value-type="float">
            <text:p>0.166787676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09150721361368" calcext:value-type="float">
            <text:p>0.1091507214</text:p>
          </table:table-cell>
          <table:table-cell office:value-type="float" office:value="0.297878537793097" calcext:value-type="float">
            <text:p>0.2978785378</text:p>
          </table:table-cell>
          <table:table-cell office:value-type="float" office:value="0.168721291930023" calcext:value-type="float">
            <text:p>0.168721291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office:value-type="float" office:value="0.107086120046632" calcext:value-type="float">
            <text:p>0.10708612</text:p>
          </table:table-cell>
          <table:table-cell office:value-type="float" office:value="0.292926841108792" calcext:value-type="float">
            <text:p>0.2929268411</text:p>
          </table:table-cell>
          <table:table-cell office:value-type="float" office:value="0.166520180674549" calcext:value-type="float">
            <text:p>0.166520180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style-name="ce3" office:value-type="float" office:value="0.109431295732096" calcext:value-type="float">
            <text:p>0.1094312957</text:p>
          </table:table-cell>
          <table:table-cell table:style-name="ce3" office:value-type="float" office:value="0.298347816237034" calcext:value-type="float">
            <text:p>0.2983478162</text:p>
          </table:table-cell>
          <table:table-cell table:style-name="ce3" office:value-type="float" office:value="0.168965859847298" calcext:value-type="float">
            <text:p>0.168965859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861517760545032" calcext:value-type="float">
            <text:p>0.0861517761</text:p>
          </table:table-cell>
          <table:table-cell office:value-type="float" office:value="0.243118597990194" calcext:value-type="float">
            <text:p>0.243118598</text:p>
          </table:table-cell>
          <table:table-cell office:value-type="float" office:value="0.133900934708009" calcext:value-type="float">
            <text:p>0.133900934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809260942218025" calcext:value-type="float">
            <text:p>0.0809260942</text:p>
          </table:table-cell>
          <table:table-cell office:value-type="float" office:value="0.235059954366717" calcext:value-type="float">
            <text:p>0.2350599544</text:p>
          </table:table-cell>
          <table:table-cell office:value-type="float" office:value="0.12712946049846" calcext:value-type="float">
            <text:p>0.127129460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33</text:p>
          </table:table-cell>
          <table:table-cell/>
          <table:table-cell office:value-type="float" office:value="0.114203657556326" calcext:value-type="float">
            <text:p>0.1142036576</text:p>
          </table:table-cell>
          <table:table-cell office:value-type="float" office:value="0.30561354111041" calcext:value-type="float">
            <text:p>0.3056135411</text:p>
          </table:table-cell>
          <table:table-cell office:value-type="float" office:value="0.17173253441147" calcext:value-type="float">
            <text:p>0.17173253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117221372257064" calcext:value-type="float">
            <text:p>0.1172213723</text:p>
          </table:table-cell>
          <table:table-cell office:value-type="float" office:value="0.313720730779811" calcext:value-type="float">
            <text:p>0.3137207308</text:p>
          </table:table-cell>
          <table:table-cell office:value-type="float" office:value="0.176302897365545" calcext:value-type="float">
            <text:p>0.176302897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 table:number-columns-repeated="2"/>
          <table:table-cell office:value-type="float" office:value="0.0951377777851265" calcext:value-type="float">
            <text:p>0.0951377778</text:p>
          </table:table-cell>
          <table:table-cell office:value-type="float" office:value="0.2561774843439" calcext:value-type="float">
            <text:p>0.2561774843</text:p>
          </table:table-cell>
          <table:table-cell office:value-type="float" office:value="0.1390980029501" calcext:value-type="float">
            <text:p>0.1390980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 table:number-columns-repeated="2"/>
          <table:table-cell office:value-type="float" office:value="0.0974924193441983" calcext:value-type="float">
            <text:p>0.0974924193</text:p>
          </table:table-cell>
          <table:table-cell office:value-type="float" office:value="0.263329935110119" calcext:value-type="float">
            <text:p>0.2633299351</text:p>
          </table:table-cell>
          <table:table-cell office:value-type="float" office:value="0.142682451487661" calcext:value-type="float">
            <text:p>0.142682451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</text:p>
          </table:table-cell>
          <table:table-cell/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305645905141026" calcext:value-type="float">
            <text:p>0.3056459051</text:p>
          </table:table-cell>
          <table:table-cell office:value-type="float" office:value="0.171075258133794" calcext:value-type="float">
            <text:p>0.1710752581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300241112028092" calcext:value-type="float">
            <text:p>0.300241112</text:p>
          </table:table-cell>
          <table:table-cell office:value-type="float" office:value="0.167995230925613" calcext:value-type="float">
            <text:p>0.1679952309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289609527970613" calcext:value-type="float">
            <text:p>0.289609528</text:p>
          </table:table-cell>
          <table:table-cell office:value-type="float" office:value="0.161116758252257" calcext:value-type="float">
            <text:p>0.161116758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8452137836817" calcext:value-type="float">
            <text:p>0.1184521378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7502090805688" calcext:value-type="float">
            <text:p>0.1175020908</text:p>
          </table:table-cell>
          <table:table-cell table:style-name="ce3" office:value-type="float" office:value="0.310824150039646" calcext:value-type="float">
            <text:p>0.31082415</text:p>
          </table:table-cell>
          <table:table-cell table:style-name="ce3" office:value-type="float" office:value="0.174109428857486" calcext:value-type="float">
            <text:p>0.174109428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306309367768662" calcext:value-type="float">
            <text:p>0.3063093678</text:p>
          </table:table-cell>
          <table:table-cell table:style-name="ce3" office:value-type="float" office:value="0.171220470334676" calcext:value-type="float">
            <text:p>0.1712204703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295402689450944" calcext:value-type="float">
            <text:p>0.2954026895</text:p>
          </table:table-cell>
          <table:table-cell office:value-type="float" office:value="0.164273212934586" calcext:value-type="float">
            <text:p>0.1642732129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5860924956189" calcext:value-type="float">
            <text:p>0.115860925</text:p>
          </table:table-cell>
          <table:table-cell office:value-type="float" office:value="0.308542485881192" calcext:value-type="float">
            <text:p>0.3085424859</text:p>
          </table:table-cell>
          <table:table-cell office:value-type="float" office:value="0.173161728178045" calcext:value-type="float">
            <text:p>0.1731617282</text:p>
          </table:table-cell>
          <table:table-cell office:value-type="float" office:value="0.115215930762675" calcext:value-type="float">
            <text:p>0.1152159308</text:p>
          </table:table-cell>
          <table:table-cell office:value-type="float" office:value="0.305306082819554" calcext:value-type="float">
            <text:p>0.3053060828</text:p>
          </table:table-cell>
          <table:table-cell office:value-type="float" office:value="0.170845975711349" calcext:value-type="float">
            <text:p>0.1708459757</text:p>
          </table:table-cell>
          <table:table-cell office:value-type="float" office:value="0.113291260133" calcext:value-type="float">
            <text:p>0.1132912601</text:p>
          </table:table-cell>
          <table:table-cell office:value-type="float" office:value="0.299966017767853" calcext:value-type="float">
            <text:p>0.2999660178</text:p>
          </table:table-cell>
          <table:table-cell office:value-type="float" office:value="0.167865304219561" calcext:value-type="float">
            <text:p>0.1678653042</text:p>
          </table:table-cell>
          <table:table-cell office:value-type="float" office:value="0.109978648519984" calcext:value-type="float">
            <text:p>0.1099786485</text:p>
          </table:table-cell>
          <table:table-cell office:value-type="float" office:value="0.289431525802223" calcext:value-type="float">
            <text:p>0.2894315258</text:p>
          </table:table-cell>
          <table:table-cell office:value-type="float" office:value="0.161017402535864" calcext:value-type="float">
            <text:p>0.1610174025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8457928913835" calcext:value-type="float">
            <text:p>0.1184579289</text:p>
          </table:table-cell>
          <table:table-cell table:style-name="ce3" office:value-type="float" office:value="0.314157645193132" calcext:value-type="float">
            <text:p>0.3141576452</text:p>
          </table:table-cell>
          <table:table-cell table:style-name="ce3" office:value-type="float" office:value="0.176471037808671" calcext:value-type="float">
            <text:p>0.1764710378</text:p>
          </table:table-cell>
          <table:table-cell table:style-name="ce3" office:value-type="float" office:value="0.117631625186879" calcext:value-type="float">
            <text:p>0.1176316252</text:p>
          </table:table-cell>
          <table:table-cell office:value-type="float" office:value="0.310662329886564" calcext:value-type="float">
            <text:p>0.3106623299</text:p>
          </table:table-cell>
          <table:table-cell office:value-type="float" office:value="0.174048286878167" calcext:value-type="float">
            <text:p>0.1740482869</text:p>
          </table:table-cell>
          <table:table-cell table:style-name="ce3" office:value-type="float" office:value="0.11607412318666" calcext:value-type="float">
            <text:p>0.1160741232</text:p>
          </table:table-cell>
          <table:table-cell table:style-name="ce3" office:value-type="float" office:value="0.306374095829895" calcext:value-type="float">
            <text:p>0.3063740958</text:p>
          </table:table-cell>
          <table:table-cell office:value-type="float" office:value="0.171174613850187" calcext:value-type="float">
            <text:p>0.1711746139</text:p>
          </table:table-cell>
          <table:table-cell table:style-name="ce3" office:value-type="float" office:value="0.112811382385926" calcext:value-type="float">
            <text:p>0.1128113824</text:p>
          </table:table-cell>
          <table:table-cell table:style-name="ce3" office:value-type="float" office:value="0.295791057818341" calcext:value-type="float">
            <text:p>0.2957910578</text:p>
          </table:table-cell>
          <table:table-cell table:style-name="ce3" office:value-type="float" office:value="0.164410782388053" calcext:value-type="float">
            <text:p>0.1644107824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2</text:p>
          </table:table-cell>
          <table:table-cell/>
          <table:table-cell office:value-type="float" office:value="0.0737195705046881" calcext:value-type="float">
            <text:p>0.0737195705</text:p>
          </table:table-cell>
          <table:table-cell office:value-type="float" office:value="0.236678155897535" calcext:value-type="float">
            <text:p>0.2366781559</text:p>
          </table:table-cell>
          <table:table-cell office:value-type="float" office:value="0.132594024900071" calcext:value-type="float">
            <text:p>0.132594024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07721298638721" calcext:value-type="float">
            <text:p>0.1077212986</text:p>
          </table:table-cell>
          <table:table-cell office:value-type="float" office:value="0.30596954544719" calcext:value-type="float">
            <text:p>0.3059695454</text:p>
          </table:table-cell>
          <table:table-cell office:value-type="float" office:value="0.169554351398241" calcext:value-type="float">
            <text:p>0.169554351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729574082886474" calcext:value-type="float">
            <text:p>0.0729574083</text:p>
          </table:table-cell>
          <table:table-cell office:value-type="float" office:value="0.235626324902503" calcext:value-type="float">
            <text:p>0.2356263249</text:p>
          </table:table-cell>
          <table:table-cell office:value-type="float" office:value="0.132036104338788" calcext:value-type="float">
            <text:p>0.132036104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office:value-type="float" office:value="0.108854367806923" calcext:value-type="float">
            <text:p>0.1088543678</text:p>
          </table:table-cell>
          <table:table-cell office:value-type="float" office:value="0.306940466365681" calcext:value-type="float">
            <text:p>0.3069404664</text:p>
          </table:table-cell>
          <table:table-cell office:value-type="float" office:value="0.170035844485376" calcext:value-type="float">
            <text:p>0.170035844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table:style-name="ce3" office:value-type="float" office:value="0.108861801283975" calcext:value-type="float">
            <text:p>0.1088618013</text:p>
          </table:table-cell>
          <table:table-cell table:style-name="ce3" office:value-type="float" office:value="0.306989012411606" calcext:value-type="float">
            <text:p>0.3069890124</text:p>
          </table:table-cell>
          <table:table-cell table:style-name="ce3" office:value-type="float" office:value="0.170089343717279" calcext:value-type="float">
            <text:p>0.17008934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253018259215865" calcext:value-type="float">
            <text:p>0.0253018259</text:p>
          </table:table-cell>
          <table:table-cell office:value-type="float" office:value="0.118824538408013" calcext:value-type="float">
            <text:p>0.1188245384</text:p>
          </table:table-cell>
          <table:table-cell office:value-type="float" office:value="0.0626017440749601" calcext:value-type="float">
            <text:p>0.062601744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681709856963708" calcext:value-type="float">
            <text:p>0.0681709857</text:p>
          </table:table-cell>
          <table:table-cell office:value-type="float" office:value="0.205398320306811" calcext:value-type="float">
            <text:p>0.2053983203</text:p>
          </table:table-cell>
          <table:table-cell office:value-type="float" office:value="0.106394686761997" calcext:value-type="float">
            <text:p>0.106394686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0</text:p>
          </table:table-cell>
          <table:table-cell/>
          <table:table-cell office:value-type="float" office:value="0.112077333668826" calcext:value-type="float">
            <text:p>0.1120773337</text:p>
          </table:table-cell>
          <table:table-cell office:value-type="float" office:value="0.292538472741395" calcext:value-type="float">
            <text:p>0.2925384727</text:p>
          </table:table-cell>
          <table:table-cell office:value-type="float" office:value="0.162759948946447" calcext:value-type="float">
            <text:p>0.162759948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style-name="Default"/>
          <table:table-cell/>
          <table:table-cell office:value-type="float" office:value="0.112775884657001" calcext:value-type="float">
            <text:p>0.1127758847</text:p>
          </table:table-cell>
          <table:table-cell office:value-type="float" office:value="0.294399404501837" calcext:value-type="float">
            <text:p>0.2943994045</text:p>
          </table:table-cell>
          <table:table-cell office:value-type="float" office:value="0.16333315500256" calcext:value-type="float">
            <text:p>0.16333315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1972600238962" calcext:value-type="float">
            <text:p>0.1119726002</text:p>
          </table:table-cell>
          <table:table-cell office:value-type="float" office:value="0.292263378481156" calcext:value-type="float">
            <text:p>0.2922633785</text:p>
          </table:table-cell>
          <table:table-cell office:value-type="float" office:value="0.16265295048264" calcext:value-type="float">
            <text:p>0.162652950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2807799471784" calcext:value-type="float">
            <text:p>0.1128077995</text:p>
          </table:table-cell>
          <table:table-cell office:value-type="float" office:value="0.294609770700843" calcext:value-type="float">
            <text:p>0.2946097707</text:p>
          </table:table-cell>
          <table:table-cell office:value-type="float" office:value="0.163508938193102" calcext:value-type="float">
            <text:p>0.163508938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112799089223783" calcext:value-type="float">
            <text:p>0.1127990892</text:p>
          </table:table-cell>
          <table:table-cell table:style-name="ce3" office:value-type="float" office:value="0.294658316746768" calcext:value-type="float">
            <text:p>0.2946583167</text:p>
          </table:table-cell>
          <table:table-cell table:style-name="ce3" office:value-type="float" office:value="0.163524223687931" calcext:value-type="float">
            <text:p>0.1635242237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857159973628131" calcext:value-type="float">
            <text:p>0.0857159974</text:p>
          </table:table-cell>
          <table:table-cell office:value-type="float" office:value="0.223570723497904" calcext:value-type="float">
            <text:p>0.2235707235</text:p>
          </table:table-cell>
          <table:table-cell office:value-type="float" office:value="0.116888178962573" calcext:value-type="float">
            <text:p>0.11688817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48600150998969" calcext:value-type="float">
            <text:p>0.0848600151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902264546059" calcext:value-type="float">
            <text:p>0.1159022645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17</text:p>
          </table:table-cell>
          <table:table-cell/>
          <table:table-cell office:value-type="float" office:value="0.11238093672743" calcext:value-type="float">
            <text:p>0.1123809367</text:p>
          </table:table-cell>
          <table:table-cell office:value-type="float" office:value="0.293752123889509" calcext:value-type="float">
            <text:p>0.2937521239</text:p>
          </table:table-cell>
          <table:table-cell office:value-type="float" office:value="0.163539509182761" calcext:value-type="float">
            <text:p>0.163539509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3426983821872" calcext:value-type="float">
            <text:p>0.1134269838</text:p>
          </table:table-cell>
          <table:table-cell office:value-type="float" office:value="0.296697250675599" calcext:value-type="float">
            <text:p>0.2966972507</text:p>
          </table:table-cell>
          <table:table-cell office:value-type="float" office:value="0.164464281619957" calcext:value-type="float">
            <text:p>0.164464281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2"/>
          <table:table-cell office:value-type="float" office:value="0.112319682335674" calcext:value-type="float">
            <text:p>0.1123196823</text:p>
          </table:table-cell>
          <table:table-cell office:value-type="float" office:value="0.293865397996666" calcext:value-type="float">
            <text:p>0.293865398</text:p>
          </table:table-cell>
          <table:table-cell office:value-type="float" office:value="0.163486009950857" calcext:value-type="float">
            <text:p>0.1634860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style-name="ce3" office:value-type="float" office:value="0.113457668426024" calcext:value-type="float">
            <text:p>0.1134576684</text:p>
          </table:table-cell>
          <table:table-cell table:style-name="ce3" office:value-type="float" office:value="0.296826706798065" calcext:value-type="float">
            <text:p>0.2968267068</text:p>
          </table:table-cell>
          <table:table-cell office:value-type="float" office:value="0.164502495357031" calcext:value-type="float">
            <text:p>0.16450249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11344808732446" calcext:value-type="float">
            <text:p>0.1134480873</text:p>
          </table:table-cell>
          <table:table-cell office:value-type="float" office:value="0.296810524782756" calcext:value-type="float">
            <text:p>0.2968105248</text:p>
          </table:table-cell>
          <table:table-cell table:style-name="ce3" office:value-type="float" office:value="0.164487209862201" calcext:value-type="float">
            <text:p>0.16448720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2"/>
          <table:table-cell office:value-type="float" office:value="0.0832018560378908" calcext:value-type="float">
            <text:p>0.083201856</text:p>
          </table:table-cell>
          <table:table-cell office:value-type="float" office:value="0.218295386507436" calcext:value-type="float">
            <text:p>0.2182953865</text:p>
          </table:table-cell>
          <table:table-cell office:value-type="float" office:value="0.113922792965615" calcext:value-type="float">
            <text:p>0.11392279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.0839356305564802" calcext:value-type="float">
            <text:p>0.0839356306</text:p>
          </table:table-cell>
          <table:table-cell office:value-type="float" office:value="0.221515607553765" calcext:value-type="float">
            <text:p>0.2215156076</text:p>
          </table:table-cell>
          <table:table-cell office:value-type="float" office:value="0.114992777603693" calcext:value-type="float">
            <text:p>0.1149927776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2</text:p>
          </table:table-cell>
          <table:table-cell/>
          <table:table-cell office:value-type="float" office:value="0.0839941334921194" calcext:value-type="float">
            <text:p>0.0839941335</text:p>
          </table:table-cell>
          <table:table-cell office:value-type="float" office:value="0.255530203731573" calcext:value-type="float">
            <text:p>0.2555302037</text:p>
          </table:table-cell>
          <table:table-cell office:value-type="float" office:value="0.143591938430027" calcext:value-type="float">
            <text:p>0.143591938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4443929408597" calcext:value-type="float">
            <text:p>0.1144439294</text:p>
          </table:table-cell>
          <table:table-cell office:value-type="float" office:value="0.321698464326747" calcext:value-type="float">
            <text:p>0.3216984643</text:p>
          </table:table-cell>
          <table:table-cell office:value-type="float" office:value="0.181301254174851" calcext:value-type="float">
            <text:p>0.18130125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0832302729046756" calcext:value-type="float">
            <text:p>0.0832302729</text:p>
          </table:table-cell>
          <table:table-cell office:value-type="float" office:value="0.254348916614075" calcext:value-type="float">
            <text:p>0.2543489166</text:p>
          </table:table-cell>
          <table:table-cell office:value-type="float" office:value="0.14298051863684" calcext:value-type="float">
            <text:p>0.142980518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5501557990099" calcext:value-type="float">
            <text:p>0.115501558</text:p>
          </table:table-cell>
          <table:table-cell table:style-name="ce3" office:value-type="float" office:value="0.323154845704484" calcext:value-type="float">
            <text:p>0.3231548457</text:p>
          </table:table-cell>
          <table:table-cell table:style-name="ce3" office:value-type="float" office:value="0.181973815947357" calcext:value-type="float">
            <text:p>0.181973815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452359601500801" calcext:value-type="float">
            <text:p>0.0452359602</text:p>
          </table:table-cell>
          <table:table-cell office:value-type="float" office:value="0.169781704613493" calcext:value-type="float">
            <text:p>0.1697817046</text:p>
          </table:table-cell>
          <table:table-cell office:value-type="float" office:value="0.0914149018289095" calcext:value-type="float">
            <text:p>0.091414901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850867021804331" calcext:value-type="float">
            <text:p>0.0850867022</text:p>
          </table:table-cell>
          <table:table-cell office:value-type="float" office:value="0.249089761638914" calcext:value-type="float">
            <text:p>0.2490897616</text:p>
          </table:table-cell>
          <table:table-cell office:value-type="float" office:value="0.133274229419992" calcext:value-type="float">
            <text:p>0.1332742294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0</text:p>
          </table:table-cell>
          <table:table-cell/>
          <table:table-cell office:value-type="float" office:value="0.115491947431688" calcext:value-type="float">
            <text:p>0.1154919474</text:p>
          </table:table-cell>
          <table:table-cell office:value-type="float" office:value="0.30231240998754" calcext:value-type="float">
            <text:p>0.30231241</text:p>
          </table:table-cell>
          <table:table-cell office:value-type="float" office:value="0.168675435445534" calcext:value-type="float">
            <text:p>0.168675435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2"/>
          <table:table-cell office:value-type="float" office:value="0.11658796874449" calcext:value-type="float">
            <text:p>0.1165879687</text:p>
          </table:table-cell>
          <table:table-cell table:style-name="ce3" office:value-type="float" office:value="0.30462643817661" calcext:value-type="float">
            <text:p>0.3046264382</text:p>
          </table:table-cell>
          <table:table-cell office:value-type="float" office:value="0.169730134588782" calcext:value-type="float">
            <text:p>0.1697301346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/>
          <table:table-cell office:value-type="float" office:value="0.115414914572535" calcext:value-type="float">
            <text:p>0.1154149146</text:p>
          </table:table-cell>
          <table:table-cell office:value-type="float" office:value="0.302085861773225" calcext:value-type="float">
            <text:p>0.3020858618</text:p>
          </table:table-cell>
          <table:table-cell office:value-type="float" office:value="0.168614293466215" calcext:value-type="float">
            <text:p>0.1686142935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/>
          <table:table-cell table:style-name="ce3" office:value-type="float" office:value="0.116621988571168" calcext:value-type="float">
            <text:p>0.1166219886</text:p>
          </table:table-cell>
          <table:table-cell office:value-type="float" office:value="0.169783633820686" calcext:value-type="float">
            <text:p>0.1697836338</text:p>
          </table:table-cell>
          <table:table-cell table:style-name="ce3" office:value-type="float" office:value="0.169783633820686" calcext:value-type="float">
            <text:p>0.1697836338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/>
          <table:table-cell office:value-type="float" office:value="0.0981757437203306" calcext:value-type="float">
            <text:p>0.0981757437</text:p>
          </table:table-cell>
          <table:table-cell office:value-type="float" office:value="0.253831092124213" calcext:value-type="float">
            <text:p>0.2538310921</text:p>
          </table:table-cell>
          <table:table-cell office:value-type="float" office:value="0.136919819936871" calcext:value-type="float">
            <text:p>0.1369198199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  <table:table-cell office:value-type="float" office:value="0.0994483322463408" calcext:value-type="float">
            <text:p>0.0994483322</text:p>
          </table:table-cell>
          <table:table-cell office:value-type="float" office:value="0.256808582940919" calcext:value-type="float">
            <text:p>0.2568085829</text:p>
          </table:table-cell>
          <table:table-cell office:value-type="float" office:value="0.13816558776549" calcext:value-type="float">
            <text:p>0.1381655878</text:p>
          </table:table-cell>
          <table:table-cell table:number-columns-repeated="9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train on Kurt‘s machine (first)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train on Kurt‘s machine (second)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train on Kurt‘s machine (third)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437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style-name="Default"/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Default"/>
          <table:table-cell table:number-columns-repeated="13"/>
        </table:table-row>
        <table:table-row table:style-name="ro1" table:number-rows-repeated="104835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mp iter featur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iterations</text:p>
          </table:table-cell>
          <table:table-cell table:style-name="ce1" office:value-type="string" calcext:value-type="string">
            <text:p>100 features</text:p>
          </table:table-cell>
          <table:table-cell office:value-type="string" calcext:value-type="string">
            <text:p>200 features</text:p>
          </table:table-cell>
          <table:table-cell office:value-type="string" calcext:value-type="string">
            <text:p>300 featur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0552276412855313" calcext:value-type="float">
            <text:p>0.05522764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0715784194107432" calcext:value-type="float">
            <text:p>0.07157841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03913562969666" calcext:value-type="float">
            <text:p>0.0603913563</text:p>
          </table:table-cell>
          <table:table-cell office:value-type="string" calcext:value-type="string">
            <text:p>0.07442388332686135</text:p>
          </table:table-cell>
          <table:table-cell office:value-type="float" office:value="0.0809260942218025" calcext:value-type="float">
            <text:p>0.080926094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0974924193441983" calcext:value-type="float">
            <text:p>0.097492419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office:value-type="float" office:value="0.102409318673021" calcext:value-type="float">
            <text:p>0.1024093187</text:p>
          </table:table-cell>
        </table:table-row>
      </table:table>
      <table:table table:name="neg weight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res</text:p>
          </table:table-cell>
          <table:table-cell office:value-type="string" calcext:value-type="string">
            <text:p>MAP 300 features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681709856963708" calcext:value-type="float">
            <text:p>0.0681709857</text:p>
          </table:table-cell>
          <table:table-cell office:value-type="float" office:value="0.0850867021804331" calcext:value-type="float">
            <text:p>0.085086702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0.08110077302263635</text:p>
          </table:table-cell>
          <table:table-cell office:value-type="float" office:value="0.117081824797894" calcext:value-type="float">
            <text:p>0.1170818248</text:p>
          </table:table-cell>
          <table:table-cell table:style-name="ce5" office:value-type="float" office:value="0.118457928913835" calcext:value-type="float">
            <text:p>0.118457928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39356305564802" calcext:value-type="float">
            <text:p>0.0839356306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48600150998969" calcext:value-type="float">
            <text:p>0.0848600151</text:p>
          </table:table-cell>
          <table:table-cell office:value-type="float" office:value="0.0994483322463408" calcext:value-type="float">
            <text:p>0.0994483322</text:p>
          </table:table-cell>
          <table:table-cell office:value-type="float" office:value="430" calcext:value-type="float">
            <text:p>430</text:p>
          </table:table-cell>
        </table:table-row>
      </table:table>
      <table:table table:name="AdaBoost models" table:style-name="ta1"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# models</text:p>
          </table:table-cell>
          <table:table-cell office:value-type="string" calcext:value-type="string">
            <text:p>MAP 100 features</text:p>
          </table:table-cell>
          <table:table-cell office:value-type="string" calcext:value-type="string">
            <text:p>MAP 200 featues</text:p>
          </table:table-cell>
          <table:table-cell table:style-name="Default" office:value-type="string" calcext:value-type="string">
            <text:p>MAP 300 feature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8110077302263635</text:p>
          </table:table-cell>
          <table:table-cell office:value-type="float" office:value="0.0976946427192774" calcext:value-type="float">
            <text:p>0.0976946427</text:p>
          </table:table-cell>
          <table:table-cell table:style-name="Default" office:value-type="float" office:value="0.102409318673021" calcext:value-type="float">
            <text:p>0.1024093187</text:p>
          </table:table-cell>
          <table:table-cell/>
          <table:table-cell office:value-type="string" calcext:value-type="string">
            <text:p>improvements in %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0203976779369" calcext:value-type="float">
            <text:p>0.1002039768</text:p>
          </table:table-cell>
          <table:table-cell table:style-name="ce10" office:value-type="float" office:value="0.109857902646604" calcext:value-type="float">
            <text:p>0.1098579026</text:p>
          </table:table-cell>
          <table:table-cell office:value-type="float" office:value="0.112811382385926" calcext:value-type="float">
            <text:p>0.1128113824</text:p>
          </table:table-cell>
          <table:table-cell/>
          <table:table-cell table:formula="of:=([.B3]-[.B2])/[.B3]" office:value-type="float" office:value="0.190643169769544" calcext:value-type="float">
            <text:p>0.1906431698</text:p>
          </table:table-cell>
          <table:table-cell table:formula="of:=([.C3]-[.C2])/[.C3]" office:value-type="float" office:value="0.11071811525889" calcext:value-type="float">
            <text:p>0.1107181153</text:p>
          </table:table-cell>
          <table:table-cell table:formula="of:=([.D3]-[.D2])/[.D3]" office:value-type="float" office:value="0.0922075724355518" calcext:value-type="float">
            <text:p>0.09220757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float" office:value="0.1070037668928" calcext:value-type="float">
            <text:p>0.1070037669</text:p>
          </table:table-cell>
          <table:table-cell table:style-name="ce10" office:value-type="float" office:value="0.11394730472743" calcext:value-type="float">
            <text:p>0.1139473047</text:p>
          </table:table-cell>
          <table:table-cell office:value-type="float" office:value="0.11607412318666" calcext:value-type="float">
            <text:p>0.1160741232</text:p>
          </table:table-cell>
          <table:table-cell/>
          <table:table-cell table:formula="of:=([.B4]-[.B3])/[.B4]" office:value-type="float" office:value="0.0635472031582145" calcext:value-type="float">
            <text:p>0.0635472032</text:p>
          </table:table-cell>
          <table:table-cell table:formula="of:=([.C4]-[.C3])/[.C4]" office:value-type="float" office:value="0.0358885371673172" calcext:value-type="float">
            <text:p>0.0358885372</text:p>
          </table:table-cell>
          <table:table-cell table:formula="of:=([.D4]-[.D3])/[.D4]" office:value-type="float" office:value="0.0281091143414207" calcext:value-type="float">
            <text:p>0.0281091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float" office:value="0.110766276008079" calcext:value-type="float">
            <text:p>0.110766276</text:p>
          </table:table-cell>
          <table:table-cell table:style-name="ce10" office:value-type="float" office:value="0.115865863845649" calcext:value-type="float">
            <text:p>0.1158658638</text:p>
          </table:table-cell>
          <table:table-cell office:value-type="float" office:value="0.117631625186879" calcext:value-type="float">
            <text:p>0.1176316252</text:p>
          </table:table-cell>
          <table:table-cell/>
          <table:table-cell table:formula="of:=([.B5]-[.B4])/[.B5]" office:value-type="float" office:value="0.0339680022735853" calcext:value-type="float">
            <text:p>0.0339680023</text:p>
          </table:table-cell>
          <table:table-cell table:formula="of:=([.C5]-[.C4])/[.C5]" office:value-type="float" office:value="0.0165584500433606" calcext:value-type="float">
            <text:p>0.01655845</text:p>
          </table:table-cell>
          <table:table-cell table:formula="of:=([.D5]-[.D4])/[.D5]" office:value-type="float" office:value="0.013240503969444" calcext:value-type="float">
            <text:p>0.013240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office:value-type="float" office:value="0.112755259548567" calcext:value-type="float">
            <text:p>0.1127552595</text:p>
          </table:table-cell>
          <table:table-cell office:value-type="float" office:value="0.117081824797894" calcext:value-type="float">
            <text:p>0.1170818248</text:p>
          </table:table-cell>
          <table:table-cell office:value-type="float" office:value="0.118457928913835" calcext:value-type="float">
            <text:p>0.1184579289</text:p>
          </table:table-cell>
          <table:table-cell/>
          <table:table-cell table:formula="of:=([.B6]-[.B5])/[.B6]" office:value-type="float" office:value="0.0176398293831366" calcext:value-type="float">
            <text:p>0.0176398294</text:p>
          </table:table-cell>
          <table:table-cell table:formula="of:=([.C6]-[.C5])/[.C6]" office:value-type="float" office:value="0.0103855654312187" calcext:value-type="float">
            <text:p>0.0103855654</text:p>
          </table:table-cell>
          <table:table-cell table:formula="of:=([.D6]-[.D5])/[.D6]" office:value-type="float" office:value="0.00697550374662586" calcext:value-type="float">
            <text:p>0.0069755037</text:p>
          </table:table-cell>
        </table:table-row>
      </table:table>
      <table:table table:name="prediction rules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models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articleus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02409318673021" calcext:value-type="float">
            <text:p>0.1024093187</text:p>
          </table:table-cell>
          <table:table-cell office:value-type="float" office:value="0.0997312214563273" calcext:value-type="float">
            <text:p>0.099731221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12811382385926" calcext:value-type="float">
            <text:p>0.1128113824</text:p>
          </table:table-cell>
          <table:table-cell office:value-type="float" office:value="0.110065052799013" calcext:value-type="float">
            <text:p>0.1100650528</text:p>
          </table:table-cell>
          <table:table-cell office:value-type="float" office:value="0.112699878594115" calcext:value-type="float">
            <text:p>0.1126998786</text:p>
          </table:table-cell>
          <table:table-cell office:value-type="float" office:value="0.109978648519984" calcext:value-type="float">
            <text:p>0.109978648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1607412318666" calcext:value-type="float">
            <text:p>0.1160741232</text:p>
          </table:table-cell>
          <table:table-cell office:value-type="float" office:value="0.113354046942375" calcext:value-type="float">
            <text:p>0.1133540469</text:p>
          </table:table-cell>
          <table:table-cell office:value-type="float" office:value="0.115965916151265" calcext:value-type="float">
            <text:p>0.1159659162</text:p>
          </table:table-cell>
          <table:table-cell office:value-type="float" office:value="0.113291260133" calcext:value-type="float">
            <text:p>0.11329126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7631625186879" calcext:value-type="float">
            <text:p>0.1176316252</text:p>
          </table:table-cell>
          <table:table-cell office:value-type="float" office:value="0.115221681097153" calcext:value-type="float">
            <text:p>0.1152216811</text:p>
          </table:table-cell>
          <table:table-cell office:value-type="float" office:value="0.117502090805688" calcext:value-type="float">
            <text:p>0.1175020908</text:p>
          </table:table-cell>
          <table:table-cell office:value-type="float" office:value="0.115215930762675" calcext:value-type="float">
            <text:p>0.1152159308</text:p>
          </table:table-cell>
          <table:table-cell table:style-name="ce3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118452137836817" calcext:value-type="float">
            <text:p>0.1184521378</text:p>
          </table:table-cell>
          <table:table-cell office:value-type="float" office:value="0.115860924956189" calcext:value-type="float">
            <text:p>0.115860925</text:p>
          </table:table-cell>
          <table:table-cell table:number-columns-repeated="2"/>
        </table:table-row>
      </table:table>
      <table:table table:name="CFItemNNCandidate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7:45:24.71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3T17:44:41.033000000</dc:date>
    <meta:editing-duration>P3DT10H24M30S</meta:editing-duration>
    <meta:editing-cycles>301</meta:editing-cycles>
    <meta:generator>LibreOffice/5.1.6.2$Windows_x86 LibreOffice_project/07ac168c60a517dba0f0d7bc7540f5afa45f0909</meta:generator>
    <meta:document-statistic meta:table-count="13" meta:cell-count="2862" meta:object-count="0"/>
  </office:meta>
</office:document-meta>
</file>